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paragraph-properties fo:text-align="justify" style:justify-single-word="false"/>
      <style:text-properties fo:font-variant="normal" fo:text-transform="none" fo:color="#333333" style:font-name="Verdana" fo:font-size="8.25pt" fo:letter-spacing="normal" fo:font-style="normal" fo:font-weight="normal"/>
    </style:style>
    <style:style style:name="P2" style:family="paragraph" style:parent-style-name="Text_20_body">
      <style:paragraph-properties fo:margin-left="0cm" fo:margin-right="0cm" fo:text-align="justify" style:justify-single-word="false" fo:text-indent="0cm" style:auto-text-indent="false"/>
      <style:text-properties fo:font-variant="normal" fo:text-transform="none" fo:color="#333333" style:font-name="Verdana" fo:font-size="8.25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text-align="justify" style:justify-single-word="false" fo:text-indent="0cm" style:auto-text-indent="false"/>
      <style:text-properties fo:font-variant="normal" fo:text-transform="none" fo:color="#333333" style:font-name="Verdana" fo:font-size="8.25pt" fo:letter-spacing="normal" fo:font-style="normal" fo:font-weight="normal"/>
    </style:style>
    <style:style style:name="P4" style:family="paragraph" style:parent-style-name="Text_20_body" style:list-style-name="L1">
      <style:paragraph-properties fo:margin-top="0cm" fo:margin-bottom="0cm" style:contextual-spacing="false" fo:text-align="justify" style:justify-single-word="false"/>
      <style:text-properties fo:font-variant="normal" fo:text-transform="none" fo:color="#333333" style:font-name="Verdana" fo:font-size="8.25pt" fo:letter-spacing="normal" fo:font-style="normal" fo:font-weight="normal"/>
    </style:style>
    <style:style style:name="P5" style:family="paragraph" style:parent-style-name="Standard">
      <style:text-properties officeooo:paragraph-rsid="000950c2"/>
    </style:style>
    <style:style style:name="P6" style:family="paragraph" style:parent-style-name="Standard" style:list-style-name="L2">
      <style:text-properties officeooo:paragraph-rsid="000950c2"/>
    </style:style>
    <style:style style:name="P7" style:family="paragraph" style:parent-style-name="Standard">
      <style:text-properties officeooo:paragraph-rsid="000b3c72"/>
    </style:style>
    <style:style style:name="P8" style:family="paragraph" style:parent-style-name="Standard" style:list-style-name="L3">
      <style:text-properties officeooo:paragraph-rsid="000b3c72"/>
    </style:style>
    <style:style style:name="P9" style:family="paragraph" style:parent-style-name="Standard">
      <style:text-properties officeooo:paragraph-rsid="000da4b6"/>
    </style:style>
    <style:style style:name="P10" style:family="paragraph" style:parent-style-name="Standard" style:list-style-name="L4">
      <style:text-properties officeooo:paragraph-rsid="000da4b6"/>
    </style:style>
    <style:style style:name="T1" style:family="text">
      <style:text-properties officeooo:rsid="000950c2"/>
    </style:style>
    <style:style style:name="T2" style:family="text">
      <style:text-properties officeooo:rsid="000b3c72"/>
    </style:style>
    <style:style style:name="T3" style:family="text">
      <style:text-properties officeooo:rsid="000da4b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e of the reasons that contribute to the high operations and maintenance costs of the long term archive is the excessive proliferation of diverse and heterogeneous data formats, caused by mainly three reasons:</text:p>
      <text:list xml:id="list1364192303339326485" text:style-name="L1">
        <text:list-item>
          <text:p text:style-name="P3">The lack of an agreed standard in the Earth Observation community, reason for which the formats tended to be specific for the sensor(s) each missions carried on board.</text:p>
        </text:list-item>
        <text:list-item>
          <text:p text:style-name="P4">Legacies from old ground segments architectures, which tended not to reuse elements previously developed.</text:p>
        </text:list-item>
        <text:list-item>
          <text:p text:style-name="P1">The non-mature status, until recently, of the information technologies and standards used to describe and package the data, preventing the creation of a unique format able to satisfy at the same time the requirements for the long-term preservation of the data and their handling in the processing centres.</text:p>
        </text:list-item>
      </text:list>
      <text:p text:style-name="Standard"/>
      <text:p text:style-name="Standard"/>
      <text:p text:style-name="P7"><text:span text:style-name="T2">What's the problem?</text:span></text:p>
      <text:p text:style-name="P7"><text:span text:style-name="T2"/></text:p>
      <text:p text:style-name="P7"><text:span text:style-name="T1">XML data is easy and cheap both to store and to maintain in the long term but...</text:span></text:p>
      <text:p text:style-name="P5"><text:span text:style-name="T1"/></text:p>
      <text:list xml:id="list2851480738986190638" text:style-name="L2">
        <text:list-item>
          <text:p text:style-name="P6"><text:span text:style-name="T1">XML is just a syntax. To process XML data correctly the meaning and function of the data must be preserved as well</text:span></text:p>
        </text:list-item>
        <text:list-item>
          <text:p text:style-name="P6"><text:span text:style-name="T1">The processing of an XML data stream is highly application-dependent</text:span></text:p>
        </text:list-item>
        <text:list-item>
          <text:p text:style-name="P6"><text:span text:style-name="T1">Different applications and projects make up their own processing models, and have done so over the long term, so there are competing legacy systems</text:span></text:p>
        </text:list-item>
        <text:list-item>
          <text:p text:style-name="P6"><text:span text:style-name="T1">Until recently, standards for describing and packaging data have been comparatively immature</text:span></text:p>
        </text:list-item>
      </text:list>
      <text:p text:style-name="P5"><text:span text:style-name="T1"/></text:p>
      <text:p text:style-name="P5"><text:span text:style-name="T1">Consequently, although XML data may be easy to store without loss, it may be hard to guarantee its correct processing in the long term</text:span></text:p>
      <text:p text:style-name="P5"><text:span text:style-name="T1"/></text:p>
      <text:p text:style-name="P5"><text:span text:style-name="T1">Is TEI-XML the answer?</text:span></text:p>
      <text:p text:style-name="P5"><text:span text:style-name="T1"/></text:p>
      <text:p text:style-name="P5"><text:span text:style-name="T1">YES : it provides an agreed </text:span><text:span text:style-name="T2">vocabulary, together with a consensus</text:span><text:span text:style-name="T1"> around the meanings and intended use of all the XML elements anyone might ever need, plus ways of evolving that consensus in step with changing priorities</text:span></text:p>
      <text:p text:style-name="P7"><text:span text:style-name="T1">NO : in some places the full TEI has many ways </text:span><text:span text:style-name="T2">of</text:span><text:span text:style-name="T1"> doing </text:span><text:span text:style-name="T2">essentially </text:span><text:span text:style-name="T1">the same thing, <text:s/>in others it is under-specified. </text:span><text:span text:style-name="T2">This </text:span><text:span text:style-name="T1">lead</text:span><text:span text:style-name="T2">s</text:span><text:span text:style-name="T1"> to inconsistency and ambiguity </text:span><text:span text:style-name="T2">when trying to combine TEI-XML resources from different projects, and also suggests that something more is needed to ensure that such resources are processable in the long term.</text:span></text:p>
      <text:p text:style-name="P7"><text:span text:style-name="T2"/></text:p>
      <text:p text:style-name="P7"><text:span text:style-name="T2">Are the TEI Guidelines the answer?</text:span></text:p>
      <text:p text:style-name="P7"><text:span text:style-name="T2"/></text:p>
      <text:p text:style-name="P7"><text:span text:style-name="T2">YES BUT</text:span></text:p>
      <text:list xml:id="list7737135773989885081" text:style-name="L3">
        <text:list-item>
          <text:p text:style-name="P8"><text:span text:style-name="T2"><text:s text:c="2"/>they are only human-readable</text:span></text:p>
        </text:list-item>
        <text:list-item>
          <text:p text:style-name="P8"><text:span text:style-name="T2"><text:s text:c="2"/>they must be customized</text:span></text:p>
        </text:list-item>
        <text:list-item>
          <text:p text:style-name="P8"><text:span text:style-name="T2"><text:s text:c="2"/>they do not specify a processing model</text:span></text:p>
        </text:list-item>
      </text:list>
      <text:p text:style-name="P7"><text:span text:style-name="T2"/></text:p>
      <text:p text:style-name="P9"><text:span text:style-name="T3">ODD is the (start of an) <text:s/>answer!</text:span></text:p>
      <text:p text:style-name="P9"><text:span text:style-name="T3"/></text:p>
      <text:list xml:id="list3671534640342171542" text:style-name="L4">
        <text:list-item>
          <text:p text:style-name="P10"><text:span text:style-name="T3">An ODD is human- and machine- readable</text:span></text:p>
        </text:list-item>
        <text:list-item>
          <text:p text:style-name="P10"><text:span text:style-name="T3">It specifies the subset of TEI recommendations actually used</text:span></text:p>
        </text:list-item>
        <text:list-item>
          <text:p text:style-name="P10"><text:span text:style-name="T3">It also specifies where a customization has more tightly constrained or extended the TEI</text:span></text:p>
        </text:list-item>
        <text:list-item>
          <text:p text:style-name="P10"><text:span text:style-name="T3">It is also a TEI-XML document, and hence preservable in the same way</text:span></text:p>
        </text:list-item>
      </text:list>
      <text:p text:style-name="P9"><text:span text:style-name="T3"/></text:p>
      <text:p text:style-name="P9"><text:span text:style-name="T3"/></text:p>
      <text:p text:style-name="P9"><text:span text:style-name="T3"/></text:p>
      <text:list xml:id="list1530322062" text:continue-list="list7737135773989885081" text:style-name="L3">
        <text:list-header>
          <text:p text:style-name="P8"><text:span text:style-name="T2"/></text:p>
        </text:list-header>
      </text:list>
      <text:p text:style-name="P7"><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 Burnard</meta:initial-creator>
    <meta:creation-date>2013-09-23T12:50:17</meta:creation-date>
    <dc:date>2013-09-23T13:43:31</dc:date>
    <dc:creator>Lou Burnard</dc:creator>
    <meta:editing-duration>PT38M4S</meta:editing-duration>
    <meta:editing-cycles>3</meta:editing-cycles>
    <meta:generator>LibreOffice/4.0.2.2$Linux_X86_64 LibreOffice_project/400m0$Build-2</meta:generator>
    <meta:document-statistic meta:table-count="0" meta:image-count="0" meta:object-count="0" meta:page-count="2" meta:paragraph-count="25" meta:word-count="420" meta:character-count="2458" meta:non-whitespace-character-count="2069"/>
  </office:meta>
</office:document-meta>
</file>